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B00000000CAEA05505.png"/>
  <manifest:file-entry manifest:media-type="image/png" manifest:full-path="Pictures/10000201000004B000000008B7858D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3" svg:font-family="Arial" style:font-family-generic="swiss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 fo:padding="0cm" fo:border="none">
        <style:background-image/>
      </style:paragraph-properties>
    </style:style>
    <style:style style:name="P2" style:family="paragraph" style:parent-style-name="Standard" style:master-page-name="First_20_Page">
      <style:paragraph-properties fo:margin-top="0cm" fo:margin-bottom="0.353cm" fo:line-height="100%" style:page-number="auto" fo:background-color="#ffffff" fo:padding="0cm" fo:border="none">
        <style:background-image/>
      </style:paragraph-properties>
    </style:style>
    <style:style style:name="P3" style:family="paragraph" style:parent-style-name="Standard">
      <style:paragraph-properties fo:margin-top="0cm" fo:margin-bottom="0cm" fo:line-height="100%" fo:background-color="#ffffff" fo:padding="0cm" fo:border="none">
        <style:background-image/>
      </style:paragraph-properties>
    </style:style>
    <style:style style:name="P4" style:family="paragraph" style:parent-style-name="Standard" style:list-style-name="WWNum1">
      <style:paragraph-properties fo:margin-left="1.27cm" fo:margin-right="0cm" fo:margin-top="0.353cm" fo:margin-bottom="0cm" fo:text-indent="-0.635cm" style:auto-text-indent="false" fo:background-color="#ffffff" fo:padding="0cm" fo:border="none">
        <style:background-image/>
      </style:paragraph-properties>
    </style:style>
    <style:style style:name="P5" style:family="paragraph" style:parent-style-name="Standard" style:list-style-name="WWNum1">
      <style:paragraph-properties fo:margin-left="1.27cm" fo:margin-right="0cm" fo:margin-top="0cm" fo:margin-bottom="0cm" fo:text-indent="-0.635cm" style:auto-text-indent="false" fo:background-color="#ffffff" fo:padding="0cm" fo:border="none">
        <style:background-image/>
      </style:paragraph-properties>
    </style:style>
    <style:style style:name="P6" style:family="paragraph" style:parent-style-name="Heading_20_1">
      <style:paragraph-properties fo:background-color="#ffffff" fo:padding="0cm" fo:border="none">
        <style:background-image/>
      </style:paragraph-properties>
    </style:style>
    <style:style style:name="P7" style:family="paragraph" style:parent-style-name="Title">
      <style:paragraph-properties fo:background-color="#ffffff" fo:padding="0cm" fo:border="none">
        <style:background-image/>
      </style:paragraph-properties>
    </style:style>
    <style:style style:name="P8" style:family="paragraph" style:parent-style-name="Heading_20_2">
      <style:paragraph-properties fo:background-color="#ffffff" fo:padding="0cm" fo:border="none">
        <style:background-image/>
      </style:paragraph-properties>
    </style:style>
    <style:style style:name="P9" style:family="paragraph" style:parent-style-name="Subtitle">
      <style:paragraph-properties fo:background-color="#ffffff" fo:padding="0cm" fo:border="none">
        <style:background-image/>
      </style:paragraph-properties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00ab44"/>
    </style:style>
    <style:style style:name="T2" style:family="text">
      <style:text-properties fo:color="#00ab44"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style:font-name="Proxima Nova" style:font-name-asian="Proxima Nova1" style:font-name-complex="Proxima Nova1"/>
    </style:style>
    <style:style style:name="T6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0" svg:width="16.509cm" svg:height="0.175cm" svg:x="0cm" svg:y="0cm">
        <draw:image xlink:href="Pictures/10000201000004B00000000CAEA05505.png" xlink:type="simple" xlink:show="embed" xlink:actuate="onLoad">
          <text:p/>
        </draw:image>
      </draw:frame>
      <draw:frame text:anchor-type="page" text:anchor-page-number="0" draw:z-index="2" draw:name="image2.png" draw:style-name="gr1" draw:text-style-name="P10" svg:width="16.509cm" svg:height="0.105cm" svg:x="0cm" svg:y="0cm">
        <draw:image xlink:href="Pictures/10000201000004B000000008B7858DF7.png" xlink:type="simple" xlink:show="embed" xlink:actuate="onLoad">
          <text:p/>
        </draw:image>
      </draw:frame>
      <text:p text:style-name="P2"><draw:frame draw:style-name="fr1" draw:name="graphics1" text:anchor-type="as-char" svg:width="16.51cm" svg:height="0.176cm" draw:z-index="1"><draw:image xlink:href="Pictures/10000201000004B00000000CAEA05505.png" xlink:type="simple" xlink:show="embed" xlink:actuate="onLoad"/></draw:frame></text:p>
      <text:p text:style-name="P3"><text:span text:style-name="T2">Tu empresa</text:span></text:p>
      <text:p text:style-name="P3"><text:span text:style-name="T4">Tu calle, 123<text:line-break/>12345 Tu ciudad (Provincia)<text:line-break/>(34) 000 000 000</text:span></text:p>
      <text:p text:style-name="P7">Sonic Fangame</text:p>
      <text:p text:style-name="P9"><text:span text:style-name="T3">25 de Agosto de 2023</text:span></text:p>
      <text:h text:style-name="P6" text:outline-level="1"><text:bookmark text:name="Bookmark2"/>VISIÓN GENERAL</text:h>
      <text:p text:style-name="P1">Mi proyecto consiste de un videojuego de la saga “Sonic the Hedgehog” utilizando el programa GameMaker con un motor de juego. Agregado a un apartado multijugador para que puedas chatear en el juego con otros.</text:p>
      <text:p text:style-name="P1">Luego haré un teclado con los botones correspondientes al juego con Tinkercad y Arduino con sensor capacitivo, que reacciona a material tanto conductores como no conductores sin tocar físicamente una tecla, solo con aproximarse a ella reacciona.</text:p>
      <text:p text:style-name="Text_20_body"><text:line-break/> </text:p>
      <text:h text:style-name="P6" text:outline-level="1"><text:bookmark text:name="Bookmark3"/>OBJETIVOS</text:h>
      <text:list xml:id="list5227348033964131960" text:style-name="WWNum1">
        <text:list-item>
          <text:p text:style-name="P4">Principalmente un objetivo personal, con la meta de experimentar y por primera vez hacer un juego o “Fangame” e ir aprendiendo.</text:p>
        </text:list-item>
        <text:list-item>
          <text:p text:style-name="P5"><text:span text:style-name="T5">Lograr que sea llamativo para los demás, principalmente por la estructura de niveles y no su apartado artístico, si se logra voy a continuarlo.</text:span></text:p>
        </text:list-item>
      </text:list>
      <text:h text:style-name="P6" text:outline-level="1"><text:bookmark text:name="Bookmark4"/>ESPECIFICACIONES</text:h>
      <text:p text:style-name="P1">El juego sera de genero plataformero en 2D para PC y el motor será el Flicky 8 Engine.</text:p>
      <text:h text:style-name="P6" text:outline-level="1"><text:bookmark text:name="Bookmark5"/>HITOS</text:h>
      <text:h text:style-name="P8" text:outline-level="2"><text:bookmark text:name="Bookmark6"/>Escribe aquí tu texto</text:h>
      <text:p text:style-name="P1">Escribe aquí tu texto Escribe aquí tu texto Escribe aquí tu texto Escribe aquí tu texto Escribe aquí tu texto Escribe aquí tu texto Escribe aquí tu texto<text:span text:style-name="T5">.</text:span></text:p>
      <text:h text:style-name="P8" text:outline-level="2"><text:bookmark text:name="Bookmark7"/><text:soft-page-break/>Escribe aquí tu texto</text:h>
      <text:p text:style-name="P1">Escribe aquí tu texto Escribe aquí tu texto Escribe aquí tu texto Escribe aquí tu texto Escribe aquí tu texto Escribe aquí tu texto Escribe aquí tu texto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3" svg:font-family="Arial" style:font-family-generic="swiss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30%" style:text-autospace="ideograph-alpha" style:line-break="strict" style:writing-mode="lr-tb" style:font-independent-line-spacing="false">
        <style:tab-stops/>
      </style:paragraph-properties>
      <style:text-properties fo:color="#353744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.353cm" fo:margin-bottom="0cm" fo:line-height="130%" fo:hyphenation-ladder-count="no-limit" style:text-autospace="ideograph-alpha" style:punctuation-wrap="hanging" style:line-break="strict" style:tab-stop-distance="1.27cm" style:writing-mode="page"/>
      <style:text-properties fo:color="#353744" style:font-name="Proxima Nova" fo:font-size="11pt" fo:language="es" fo:country="ES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cm" fo:line-height="100%"/>
      <style:text-properties fo:color="#353744"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564cm" fo:margin-bottom="0cm" fo:line-height="100%"/>
      <style:text-properties fo:color="#00ab44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line-height="100%"/>
      <style:text-properties fo:font-size="13pt" style:font-size-asian="13pt" style:font-size-complex="13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282cm" fo:margin-bottom="0cm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564cm" fo:margin-bottom="0cm" fo:line-height="100%" fo:text-align="start" style:justify-single-word="false"/>
      <style:text-properties fo:color="#353744"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cm" fo:line-height="100%" fo:text-align="start" style:justify-single-word="false"/>
      <style:text-properties fo:color="#666666" fo:font-size="13pt" fo:font-style="italic" style:font-size-asian="13pt" style:font-style-asian="italic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line-height="100%" fo:background-color="#ffffff" fo:padding="0cm" fo:border="none">
        <style:background-image/>
      </style:paragraph-properties>
    </style:style>
    <style:style style:name="MP2" style:family="paragraph" style:parent-style-name="Standard">
      <style:paragraph-properties fo:background-color="#ffffff" fo:padding="0cm" fo:border="none">
        <style:background-image/>
      </style:paragraph-properties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905cm" fo:margin-left="2.54cm" fo:margin-right="2.54cm" style:writing-mode="lr-tb" style:layout-grid-color="#c0c0c0" style:layout-grid-lines="2603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2.54cm" fo:margin-right="2.54cm" style:writing-mode="lr-tb" style:layout-grid-color="#c0c0c0" style:layout-grid-lines="2603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as-char" svg:width="16.51cm" svg:height="0.106cm" draw:z-index="3"><draw:image xlink:href="Pictures/10000201000004B000000008B7858DF7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2" meta:object-count="0" meta:page-count="2" meta:paragraph-count="20" meta:word-count="226" meta:character-count="1312"/>
    <dc:date>2023-08-25T18:27:08.70</dc:date>
    <meta:generator>OpenOffice/4.1.10$Win32 OpenOffice.org_project/4110m2$Build-9807</meta:generator>
  </office:meta>
</office:document-meta>
</file>